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15.00%" fo:text-align="left" fo:margin-bottom="10.00pt"/>
    </style:style>
  </office:automatic-styles>
  <office:body>
    <office:text>
      <text:p text:style-name="P1"><text:span text:style-name="T1"/></text:p>
      <text:p text:style-name="P1"><text:span text:style-name="T1"><text:s text:c="3"/></text:span></text:p>
      <text:p text:style-name="P1"><text:span text:style-name="T1">Microservices</text:span></text:p>
      <text:p text:style-name="P1"><text:span text:style-name="T1">What are Microservices?</text:span></text:p>
      <text:p text:style-name="P1"><text:span text:style-name="T1">Definition: According to Sam Newman, "Microservices are the small services that work together."</text:span></text:p>
      <text:p text:style-name="P1"><text:span text:style-name="T1">According to James Lewis and Martin Fowler, "The microservice architectural style is an approach to develop a single application as a suite of small services. Each microservice runs its process and communicates with lightweight mechanisms. These services are built around business capabilities and independently developed by fully automated deployment machinery."</text:span></text:p>
      <text:p text:style-name="P1"><text:span text:style-name="T1">There is a bare minimum of centralized management of these services, which may be written in different programming language and use different data storage technologies.</text:span></text:p>
      <text:p text:style-name="P1"><text:span text:style-name="T1">Points to remember</text:span></text:p>
      <text:p text:style-name="P1"><text:span text:style-name="T1"><text:s text:c="4"/>• These are the services which are exposed by REST.</text:span></text:p>
      <text:p text:style-name="P1"><text:span text:style-name="T1"><text:s text:c="4"/>• These are small well-chosen deployable units.</text:span></text:p>
      <text:p text:style-name="P1"><text:span text:style-name="T1"><text:s text:c="4"/>• The services must be cloud-enabled.</text:span></text:p>
      <text:p text:style-name="P1"><text:span text:style-name="T1">The microservice defines an approach to the architecture that divides an application into a pool of loosely coupled services that implements business requirements. It is next to Service-Oriented Architecture (SOA). The most important feature of the microservice-based architecture is that it can perform continuous delivery of a large and complex application.</text:span></text:p>
      <text:p text:style-name="P1"><text:span text:style-name="T1">Microservice helps in breaking the application and build a logically independent smaller applications. For example, we can build a cloud application with the help of Amazon AWS with minimum efforts.</text:span></text:p>
      <text:p text:style-name="P1"><text:span text:style-name="T1">principles of Microservices</text:span></text:p>
      <text:p text:style-name="P1"><text:span text:style-name="T1">There are the following principles of Microservices:</text:span></text:p>
      <text:p text:style-name="P1"><text:span text:style-name="T1"><text:s text:c="4"/>• Single Responsibility principle</text:span></text:p>
      <text:p text:style-name="P1"><text:span text:style-name="T1"><text:s text:c="4"/>• Modelled around business domain</text:span></text:p>
      <text:p text:style-name="P1"><text:span text:style-name="T1"><text:s text:c="4"/>• Isolate Failure</text:span></text:p>
      <text:p text:style-name="P1"><text:span text:style-name="T1"><text:s text:c="4"/>• Infrastructure automation</text:span></text:p>
      <text:p text:style-name="P1"><text:span text:style-name="T1"><text:s text:c="4"/>• Deploy independently</text:span></text:p>
      <text:p text:style-name="P1"><text:span text:style-name="T1">Single Responsibility Principle</text:span></text:p>
      <text:p text:style-name="P1"><text:span text:style-name="T1">The single responsibility principle states that a class or a module in a program should have only one responsibility. Any microservice cannot serve more than one responsibility, at a time.</text:span></text:p>
      <text:p text:style-name="P1"><text:span text:style-name="T1">Modeled around business domain</text:span></text:p>
      <text:p text:style-name="P1"><text:span text:style-name="T1">Microservice never restrict itself from accepting appropriate technology stack or database. The stack or database is most suitable for solving the business purpose.</text:span></text:p>
      <text:p text:style-name="P1"><text:span text:style-name="T1">Advantages of Microservices</text:span></text:p>
      <text:p text:style-name="P1"><text:span text:style-name="T1"><text:s text:c="4"/>• Microservices are self-contained, independent deployment module.</text:span></text:p>
      <text:p text:style-name="P1"><text:span text:style-name="T1"><text:s text:c="4"/>• The cost of scaling is comparatively less than the monolithic architecture.</text:span></text:p>
      <text:p text:style-name="P1"><text:span text:style-name="T1"><text:s text:c="4"/>• Microservices are independently manageable services. It can enable more and more services as the need arises. It minimizes the impact on existing service.</text:span></text:p>
      <text:p text:style-name="P1"><text:span text:style-name="T1"><text:s text:c="4"/>• It is possible to change or upgrade each service individually rather than upgrading in the entire application.</text:span></text:p>
      <text:p text:style-name="P1"><text:span text:style-name="T1"><text:s text:c="4"/>• Microservices allows us to develop an application which is organic (an application which latterly upgrades by adding more functions or modules) in nature.</text:span></text:p>
      <text:p text:style-name="P1"><text:span text:style-name="T1"><text:s text:c="4"/>• It enables event streaming technology to enable easy integration in comparison to heavyweight interposes communication.</text:span></text:p>
      <text:p text:style-name="P1"><text:span text:style-name="T1"><text:s text:c="4"/>• Microservices follows the single responsibility principle.</text:span></text:p>
      <text:p text:style-name="P1"><text:span text:style-name="T1"><text:s text:c="4"/>• The demanding service can be deployed on multiple servers to enhance performance.</text:span></text:p>
      <text:p text:style-name="P1"><text:span text:style-name="T1"><text:s text:c="4"/>• Less dependency and easy to test.</text:span></text:p>
      <text:p text:style-name="P1"><text:span text:style-name="T1"><text:s text:c="4"/>• Dynamic scaling.</text:span></text:p>
      <text:p text:style-name="P1"><text:span text:style-name="T1"><text:s text:c="4"/>• Faster release cycle.</text:span></text:p>
      <text:p text:style-name="P1"><text:span text:style-name="T1">Disadvantages of Microservices</text:span></text:p>
      <text:p text:style-name="P1"><text:span text:style-name="T1"><text:s text:c="4"/>• Microservices has all the associated complexities of the distributed system.</text:span></text:p>
      <text:p text:style-name="P1"><text:span text:style-name="T1"><text:s text:c="4"/>• There is a higher chance of failure during communication between different services.</text:span></text:p>
      <text:p text:style-name="P1"><text:span text:style-name="T1"><text:s text:c="4"/>• Difficult to manage a large number of services.</text:span></text:p>
      <text:p text:style-name="P1"><text:span text:style-name="T1"><text:s text:c="4"/>• The developer needs to solve the problem, such as network latency and load balancing.</text:span></text:p>
      <text:p text:style-name="P1"><text:span text:style-name="T1"><text:s text:c="4"/>• Complex testing over a distributed environment.</text:span></text:p>
      <text:p text:style-name="P1"><text:span text:style-name="T1">Microservices Monitoring</text:span></text:p>
      <text:p text:style-name="P1"><text:span text:style-name="T1">Monitoring is the control system of the microservices. As the microservices are more complex and harder to understand its performance and troubleshoot the problems. Given the vivid changes to software delivery, it is required to monitor the service. There are five principles of monitoring microservices, as follows:</text:span></text:p>
      <text:p text:style-name="P1"><text:span text:style-name="T1"><text:s text:c="4"/>• Monitor container and what's inside them.</text:span></text:p>
      <text:p text:style-name="P1"><text:span text:style-name="T1"><text:s text:c="4"/>• Alert on service performance.</text:span></text:p>
      <text:p text:style-name="P1"><text:span text:style-name="T1"><text:s text:c="4"/>• Monitor services that are elastic and multi-location.</text:span></text:p>
      <text:p text:style-name="P1"><text:span text:style-name="T1"><text:s text:c="4"/>• Monitor APIs.</text:span></text:p>
      <text:p text:style-name="P1"><text:span text:style-name="T1"><text:s text:c="4"/>• Monitor the organizational structure.</text:span></text:p>
      <text:p text:style-name="P1"><text:span text:style-name="T1">These principles allow us to address technological changes associated with the microservices and organizational changes related to them.</text:span></text:p>
      <text:p text:style-name="P1"><text:span text:style-name="T1">Microservices Monitoring Tool</text:span></text:p>
      <text:p text:style-name="P1"><text:span text:style-name="T1">There are three monitoring tools are as follows:</text:span></text:p>
      <text:p text:style-name="P1"><text:span text:style-name="T1"><text:s text:c="4"/>• Hystrix dashboard</text:span></text:p>
      <text:p text:style-name="P1"><text:span text:style-name="T1"><text:s text:c="4"/>• Eureka admin dashboard</text:span></text:p>
      <text:p text:style-name="P1"><text:span text:style-name="T1"><text:s text:c="4"/>• Spring boot admin dashboard</text:span></text:p>
      <text:p text:style-name="P1"><text:span text:style-name="T1">Microservice Virtualization</text:span></text:p>
      <text:p text:style-name="P1"><text:span text:style-name="T1">Microservices virtualization is the method to simulate the behavior of specific components in various component-based application like cloud-based application, SOA, and API driven architecture. Service virtualization also reduces cost and save time. By combining service virtualization, an organization can develop the application which can be delivered from various locations and dissimilar environments</text:span></text:p>
      <text:p text:style-name="P1"><text:span text:style-name="T1"/></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